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ccff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fill="solid" draw:fill-color="#ccccff" draw:textarea-horizontal-align="center" draw:textarea-vertical-align="middle"/>
    </style:style>
    <style:style style:name="gr5" style:family="graphic" style:parent-style-name="standard">
      <style:graphic-properties draw:fill="solid" draw:fill-color="#ccccff" draw:textarea-horizontal-align="justify" draw:textarea-vertical-align="top" draw:auto-grow-height="false" fo:min-height="0cm" fo:min-width="0cm"/>
    </style:style>
    <style:style style:name="gr6" style:family="graphic" style:parent-style-name="standard">
      <style:graphic-properties draw:fill="solid" draw:fill-color="#ccccff" draw:textarea-horizontal-align="justify" draw:textarea-vertical-align="middle" draw:auto-grow-height="false" draw:shadow="visible" draw:shadow-color="#000000" draw:shadow-opacity="0%"/>
    </style:style>
    <style:style style:name="gr7" style:family="graphic" style:parent-style-name="standard">
      <style:graphic-properties draw:fill-color="#cccc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ff3333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style:text-underline-style="solid" style:text-underline-width="auto" style:text-underline-color="font-color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7" draw:layer="layout" svg:width="2cm" svg:height="1cm" svg:x="8.5cm" svg:y="5cm">
          <text:p text:style-name="P1"><text:span text:style-name="T1">target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" draw:text-style-name="P1" draw:id="id5" draw:layer="layout" svg:width="2cm" svg:height="1cm" svg:x="1cm" svg:y="5cm">
          <text:p text:style-name="P1"><text:span text:style-name="T1">source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" draw:text-style-name="P1" draw:id="id6" draw:layer="layout" svg:width="3cm" svg:height="1cm" svg:x="4cm" svg:y="5cm">
          <text:p text:style-name="P1"><text:span text:style-name="T1"><text:s/></text:span><text:span text:style-name="T1">JMS bridge</text:span></text:p>
          <draw:enhanced-geometry svg:viewBox="0 0 21600 21600" draw:mirror-vertical="false" draw:mirror-horizontal="false" draw:text-areas="0 0 21600 21600" draw:type="chevron" draw:modifiers="17916.055962691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g>
          <draw:custom-shape draw:style-name="gr2" draw:text-style-name="P2" draw:id="id1" draw:layer="layout" svg:width="0.727cm" svg:height="0.909cm" draw:transform="rotate (1.5707963267946) translate (0.997cm 4cm)">
            <text:p/>
            <draw:enhanced-geometry svg:viewBox="0 0 21600 21600" draw:mirror-vertical="false" draw:mirror-horizontal="true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" draw:text-style-name="P1" draw:id="id2" draw:layer="layout" svg:width="2.909cm" svg:height="0.727cm" svg:x="2.091cm" svg:y="3.273cm">
            <text:p text:style-name="P1"><text:span text:style-name="T1">accep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" draw:text-style-name="P2" draw:layer="layout" svg:x1="1.907cm" svg:y1="3.636cm" svg:x2="2.091cm" svg:y2="3.636cm" draw:start-shape="id1" draw:start-glue-point="1" draw:end-shape="id2" draw:end-glue-point="3" svg:d="m1907 3636h184">
            <text:p/>
          </draw:connector>
        </draw:g>
        <draw:g>
          <draw:custom-shape draw:style-name="gr1" draw:text-style-name="P3" draw:id="id4" draw:layer="layout" svg:width="3.047cm" svg:height="0.762cm" svg:x="1.453cm" svg:y="1.738cm">
            <text:p text:style-name="P3"><text:span text:style-name="T2">connecto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id="id3" draw:layer="layout" svg:width="0.762cm" svg:height="0.762cm" svg:x="4.738cm" svg:y="1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2" draw:layer="layout" draw:type="lines" draw:line-skew="0.263cm -0.5cm" svg:x1="4.738cm" svg:y1="2.118cm" svg:x2="4.5cm" svg:y2="2.119cm" draw:start-shape="id3" draw:start-glue-point="6" draw:end-shape="id4" draw:end-glue-point="1" svg:d="m4738 2118h-238v1 0">
            <text:p/>
          </draw:connector>
        </draw:g>
        <draw:connector draw:style-name="gr4" draw:text-style-name="P2" draw:layer="layout" draw:type="curve" svg:x1="3cm" svg:y1="5.499cm" svg:x2="4cm" svg:y2="5.5cm" draw:start-shape="id5" draw:start-glue-point="8" draw:end-shape="id6" draw:end-glue-point="3" svg:d="m3000 5499c751 0 252 1 1000 1">
          <text:p/>
        </draw:connector>
        <draw:connector draw:style-name="gr4" draw:text-style-name="P2" draw:layer="layout" draw:type="curve" draw:line-skew="0.749cm" svg:x1="7cm" svg:y1="5.5cm" svg:x2="8.5cm" svg:y2="5.499cm" draw:start-shape="id6" draw:end-shape="id7" draw:end-glue-point="5" svg:d="m7000 5500c2250 0 1500-1 1500-1">
          <text:p/>
        </draw:connector>
        <draw:custom-shape draw:style-name="gr5" draw:text-style-name="P4" draw:layer="layout" svg:width="4.5cm" svg:height="4.5cm" svg:x="1.5cm" svg:y="8.5cm">
          <text:p text:style-name="P4"><text:span text:style-name="T3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5cm" svg:height="1cm" svg:x="7cm" svg:y="2cm">
          <text:p text:style-name="P1"><text:span text:style-name="T1">JNDI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8" draw:layer="layout" svg:width="2cm" svg:height="1cm" svg:x="1cm" svg:y="6.5cm">
          <text:p text:style-name="P1"><text:span text:style-name="T1">source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" draw:text-style-name="P1" draw:id="id9" draw:layer="layout" svg:width="3cm" svg:height="1cm" svg:x="4cm" svg:y="6.5cm">
          <text:p text:style-name="P1"><text:span text:style-name="T1"><text:s/></text:span><text:span text:style-name="T1">Core bridge</text:span></text:p>
          <draw:enhanced-geometry svg:viewBox="0 0 21600 21600" draw:mirror-vertical="false" draw:mirror-horizontal="false" draw:text-areas="0 0 21600 21600" draw:type="chevron" draw:modifiers="17916.055962691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draw:type="curve" svg:x1="3cm" svg:y1="6.999cm" svg:x2="4cm" svg:y2="7cm" draw:start-shape="id8" draw:start-glue-point="8" draw:end-shape="id9" draw:end-glue-point="3" svg:d="m3000 6999c751 0 252 1 1000 1">
          <text:p/>
        </draw:connector>
        <draw:connector draw:style-name="gr4" draw:text-style-name="P2" draw:layer="layout" draw:type="curve" svg:x1="7cm" svg:y1="7cm" svg:x2="8.5cm" svg:y2="6.999cm" draw:start-shape="id9" draw:end-shape="id10" draw:end-glue-point="5" svg:d="m7000 7000c1126 0 377-1 1500-1">
          <text:p/>
        </draw:connector>
        <draw:custom-shape draw:style-name="gr1" draw:text-style-name="P1" draw:id="id11" draw:layer="layout" svg:width="1.5cm" svg:height="1.5cm" svg:x="6.5cm" svg:y="9cm">
          <text:p text:style-name="P1"><text:span text:style-name="T1">divert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4" draw:text-style-name="P2" draw:layer="layout" draw:type="curve" svg:x1="8cm" svg:y1="9.749cm" svg:x2="10cm" svg:y2="9.499cm" draw:start-shape="id11" draw:start-glue-point="7" draw:end-shape="id12" draw:end-glue-point="5" svg:d="m8000 9749c1501 0 502-250 2000-250">
          <text:p/>
        </draw:connector>
        <draw:custom-shape draw:style-name="gr1" draw:text-style-name="P1" draw:layer="layout" svg:width="1.5cm" svg:height="1.5cm" svg:x="10cm" svg:y="2cm">
          <text:p text:style-name="P1"><text:span text:style-name="T1">journal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4" draw:text-style-name="P2" draw:layer="layout" draw:type="curve" svg:x1="7.249cm" svg:y1="10.5cm" svg:x2="10cm" svg:y2="11.499cm" draw:start-shape="id11" draw:start-glue-point="6" draw:end-shape="id13" draw:end-glue-point="5" svg:d="m7249 10500c0 666 917 999 2751 999">
          <text:p/>
        </draw:connector>
        <draw:custom-shape draw:style-name="gr7" draw:text-style-name="P1" draw:id="id13" draw:layer="layout" svg:width="4cm" svg:height="1cm" svg:x="10cm" svg:y="11cm">
          <text:p text:style-name="P2"><text:span text:style-name="T1">forwarding addres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1" draw:id="id10" draw:layer="layout" svg:width="2.5cm" svg:height="1cm" svg:x="8.5cm" svg:y="6.5cm">
          <text:p text:style-name="P2"><text:span text:style-name="T1">addres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1" draw:id="id12" draw:layer="layout" svg:width="2.5cm" svg:height="1cm" svg:x="10cm" svg:y="9cm">
          <text:p text:style-name="P2"><text:span text:style-name="T1">addres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8" draw:text-style-name="P5" draw:layer="layout" svg:width="1.954cm" svg:height="0.645cm" svg:x="8cm" svg:y="10cm">
          <draw:text-box>
            <text:p><text:span text:style-name="T1">exclusive</text:span></text:p>
          </draw:text-box>
        </draw:frame>
        <draw:custom-shape draw:style-name="gr9" draw:text-style-name="P2" draw:layer="layout" svg:width="1cm" svg:height="1cm" draw:transform="rotate (0.7853981633973) translate (8cm 9.70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34.9766822118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eff Mesnil</meta:initial-creator>
    <meta:creation-date>2009-10-16T14:08:27</meta:creation-date>
    <dc:date>2009-10-27T16:10:46</dc:date>
    <dc:creator>Jeff Mesnil</dc:creator>
    <meta:editing-duration>PT01H02M29S</meta:editing-duration>
    <meta:editing-cycles>3</meta:editing-cycles>
    <meta:generator>OpenOffice.org/3.1$Unix OpenOffice.org_project/310m19$Build-9420</meta:generator>
    <meta:document-statistic meta:object-count="28"/>
  </office:meta>
</office:document-meta>
</file>